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2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08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08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08in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80">
            <text:p>8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26">
            <text:p>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514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4/23/2014</text:date>, <text:time>21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4-23T21:40:03</dc:date>
    <meta:editing-duration>PT21H38M51S</meta:editing-duration>
    <meta:editing-cycles>8</meta:editing-cycles>
    <meta:generator>OpenOffice/4.0.0$Unix OpenOffice.org_project/400m3$Build-9702</meta:generator>
    <dc:creator>Allison O'Hair</dc:creator>
    <meta:document-statistic meta:table-count="3" meta:cell-count="55" meta:object-count="0"/>
  </office:meta>
</office:document-meta>
</file>